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25cm"/>
    </style:style>
    <style:style style:name="ro1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font-name="Tahoma" fo:font-size="8pt" style:font-size-asian="8pt" style:font-size-complex="8pt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roposto&quot;;&quot;Aprovado&quot;;&quot;Produção&quot;;&quot;Cancelado&quot;)" table:allow-empty-cell="true" table:display-list="unsorted" table:base-cell-address="Plan1.B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Food DeliveryWeb</text:p>
          </table:table-cell>
          <table:covered-table-cell table:style-name="ce7"/>
          <table:table-cell table:style-name="ce7" table:number-columns-repeated="1022"/>
        </table:table-row>
        <table:table-row table:style-name="ro2">
          <table:table-cell table:style-name="ce2" office:value-type="string" table:number-columns-spanned="2" table:number-rows-spanned="1">
            <text:p>Atributos das Regras de Negócio</text:p>
          </table:table-cell>
          <table:covered-table-cell table:style-name="ce7"/>
          <table:table-cell table:style-name="ce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GRA DE NEGÓCIO</text:p>
          </table:table-cell>
          <table:table-cell table:style-name="ce3" office:value-type="string">
            <text:p>ESTADO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N1 - Validação ao Incluir ou Alterar dados de Cliente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N2 - Validação ao Excluir Cliente 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3 – Validação ao Incluir ou Alterar Cardápios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4 – Validação ao Excluir Cardápi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5 – Validação ao Incluir ou Alterar dados de Pratos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6 – Validação ao Consultar Prato por Estabelecimento ou Período.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7 – Validação ao Incluir Pedid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RN8 – Validação ao Alterar Estado da Situação do Pedid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RN9 – Validação ao Excluir Pedido</text:p>
          </table:table-cell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 table:style-name="ce6" office:value-type="string">
            <text:p>RN10 – Validação ao Agendar um Pedid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4">
          <table:table-cell table:style-name="ce6" office:value-type="string">
            <text:p>RN11 – Validação ao Excluir uma Forma de Pagament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6:1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3T16:13:52</dc:date>
    <meta:generator>OpenOffice.org/3.0$Linux OpenOffice.org_project/300m15$Build-9379</meta:generator>
    <meta:editing-duration>PT01H18M46S</meta:editing-duration>
    <meta:editing-cycles>11</meta:editing-cycles>
    <meta:document-statistic meta:table-count="3" meta:cell-count="26" meta:object-count="0"/>
  </office:meta>
</office:document-meta>
</file>